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05b5" officeooo:paragraph-rsid="001c05b5"/>
    </style:style>
    <style:style style:name="P2" style:family="paragraph" style:parent-style-name="Standard">
      <style:text-properties officeooo:rsid="001c1f01" officeooo:paragraph-rsid="001c1f01"/>
    </style:style>
    <style:style style:name="P3" style:family="paragraph" style:parent-style-name="Standard">
      <style:text-properties officeooo:rsid="001c1f01" officeooo:paragraph-rsid="002046e6"/>
    </style:style>
    <style:style style:name="P4" style:family="paragraph" style:parent-style-name="Standard">
      <style:text-properties officeooo:rsid="001c9bdc" officeooo:paragraph-rsid="001c9bdc"/>
    </style:style>
    <style:style style:name="P5" style:family="paragraph" style:parent-style-name="Standard">
      <style:text-properties officeooo:rsid="002611aa" officeooo:paragraph-rsid="002611aa"/>
    </style:style>
    <style:style style:name="P6" style:family="paragraph" style:parent-style-name="Standard">
      <style:text-properties officeooo:rsid="001c05b5" officeooo:paragraph-rsid="001c05b5"/>
    </style:style>
    <style:style style:name="P7" style:family="paragraph" style:parent-style-name="Standard">
      <style:text-properties officeooo:rsid="008014a0" officeooo:paragraph-rsid="008014a0"/>
    </style:style>
    <style:style style:name="P8" style:family="paragraph" style:parent-style-name="Standard">
      <style:text-properties officeooo:rsid="008071e5" officeooo:paragraph-rsid="008071e5"/>
    </style:style>
    <style:style style:name="P9" style:family="paragraph" style:parent-style-name="Standard">
      <style:text-properties officeooo:rsid="0088eedf" officeooo:paragraph-rsid="0088eedf"/>
    </style:style>
    <style:style style:name="P10" style:family="paragraph" style:parent-style-name="Standard">
      <style:text-properties officeooo:rsid="002611aa" officeooo:paragraph-rsid="002611aa"/>
    </style:style>
    <style:style style:name="P11" style:family="paragraph" style:parent-style-name="Standard">
      <style:text-properties officeooo:rsid="008b36cc" officeooo:paragraph-rsid="008b36cc"/>
    </style:style>
    <style:style style:name="T1" style:family="text">
      <style:text-properties officeooo:rsid="001e81af"/>
    </style:style>
    <style:style style:name="T2" style:family="text">
      <style:text-properties style:text-line-through-style="none" style:text-line-through-type="none" style:text-position="sub 58%"/>
    </style:style>
    <style:style style:name="T3" style:family="text">
      <style:text-properties style:text-line-through-style="none" style:text-line-through-type="none" style:text-position="sub 58%" officeooo:rsid="008ce130"/>
    </style:style>
    <style:style style:name="T4" style:family="text">
      <style:text-properties style:text-line-through-style="none" style:text-line-through-type="none" style:text-position="0% 100%"/>
    </style:style>
    <style:style style:name="T5" style:family="text">
      <style:text-properties style:text-line-through-style="none" style:text-line-through-type="none" style:text-position="0% 100%" officeooo:rsid="00369819"/>
    </style:style>
    <style:style style:name="T6" style:family="text">
      <style:text-properties style:text-line-through-style="none" style:text-line-through-type="none" style:text-position="0% 100%" officeooo:rsid="008b36cc"/>
    </style:style>
    <style:style style:name="T7" style:family="text">
      <style:text-properties style:text-line-through-style="none" style:text-line-through-type="none" style:text-position="0% 100%" officeooo:rsid="008ce130"/>
    </style:style>
    <style:style style:name="T8" style:family="text">
      <style:text-properties officeooo:rsid="008515b5"/>
    </style:style>
    <style:style style:name="T9" style:family="text">
      <style:text-properties officeooo:rsid="00862e49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Ngo</text:p>
      <text:p text:style-name="P7">Van Do</text:p>
      <text:p text:style-name="P1">CPSC335-04</text:p>
      <text:p text:style-name="P1">Professor Avery</text:p>
      <text:p text:style-name="P1">Project 1</text:p>
      <text:p text:style-name="P1"/>
      <text:p text:style-name="P2">1. Pseudocode:</text:p>
      <text:p text:style-name="P2"><text:tab/>a. Left to right algorithm</text:p>
      <text:p text:style-name="P2">//input: a positive integer n and a list of 2n disks of alternating colors dark-light, starting with dark</text:p>
      <text:p text:style-name="P2">//output: a list of 2n disks, the first n disks are light, the next n disks are dark, and an integer m representing the number of swaps to move the dark ones after the light ones</text:p>
      <text:p text:style-name="P2"/>
      <text:p text:style-name="P8">m←0 <text:tab/><text:tab/><text:tab/><text:tab/><text:tab/><text:tab/><text:tab/>//number of swaps</text:p>
      <text:p text:style-name="P8"><text:span text:style-name="T10">for</text:span> k←0 <text:span text:style-name="T10">to</text:span> k&lt;n <text:span text:style-name="T10">do</text:span> </text:p>
      <text:p text:style-name="P8"><text:tab/><text:span text:style-name="T10">for</text:span> i←0 <text:span text:style-name="T10">to</text:span> i&lt;2n-1 <text:span text:style-name="T10">do</text:span></text:p>
      <text:p text:style-name="P8"><text:tab/><text:tab/><text:span text:style-name="T10">if</text:span> disks[i] <text:span text:style-name="T9">is</text:span> <text:span text:style-name="T8">dark</text:span> <text:span text:style-name="T10">and</text:span> disks[i+1] <text:span text:style-name="T9">is</text:span> <text:span text:style-name="T8">light</text:span><text:tab/></text:p>
      <text:p text:style-name="P8"><text:tab/><text:tab/><text:tab/>swap disks[i] and disks[i+1]</text:p>
      <text:p text:style-name="P8"><text:tab/><text:tab/><text:tab/>m++</text:p>
      <text:p text:style-name="P4"><text:tab/><text:span text:style-name="T1">b. lawnmover algorithm</text:span></text:p>
      <text:p text:style-name="P3">//input: a positive integer n and a list of 2n disks of alternating colors dark-light, starting with dark</text:p>
      <text:p text:style-name="P3">//output: a list of 2n disks, the first n disks are light, the next n disks are dark, and an integer m representing the number of swaps to move the dark ones after the light ones</text:p>
      <text:p text:style-name="P3"/>
      <text:p text:style-name="P9">m←0<text:tab/><text:tab/><text:tab/><text:tab/><text:tab/><text:tab/><text:tab/>//number of swaps</text:p>
      <text:p text:style-name="P9"><text:span text:style-name="T10">for</text:span> k←0 <text:span text:style-name="T10">to</text:span> k&lt;n/2 + 1 <text:span text:style-name="T10">do</text:span></text:p>
      <text:p text:style-name="P9"><text:tab/>//Loop for going from left to right</text:p>
      <text:p text:style-name="P9"><text:tab/><text:span text:style-name="T10">for</text:span> i←0 <text:span text:style-name="T10">to</text:span> i&lt;2n-1 <text:span text:style-name="T10">do</text:span></text:p>
      <text:p text:style-name="P9"><text:tab/><text:tab/><text:span text:style-name="T10">if</text:span> disks[i] is dark <text:span text:style-name="T10">and</text:span> disks[i+1] is light</text:p>
      <text:p text:style-name="P9"><text:tab/><text:tab/><text:tab/>swap disks[i] and disks[i+1]</text:p>
      <text:p text:style-name="P9"><text:tab/><text:tab/><text:tab/>m++</text:p>
      <text:p text:style-name="P9"><text:tab/>//Loop for going from right to left</text:p>
      <text:p text:style-name="P9"><text:tab/><text:span text:style-name="T10">for</text:span> i←2n-2 <text:span text:style-name="T10">to</text:span> i&gt;0 <text:span text:style-name="T10">do</text:span></text:p>
      <text:p text:style-name="P9"><text:tab/><text:tab/><text:span text:style-name="T10">if</text:span> disks[i] is light <text:span text:style-name="T10">and</text:span> disks[i-1] is dark</text:p>
      <text:p text:style-name="P9"><text:tab/><text:tab/><text:tab/>swap disks[i] and disks[i-1]</text:p>
      <text:p text:style-name="P9"><text:tab/><text:tab/><text:tab/>m++</text:p>
      <text:p text:style-name="P5">2. Analysis:</text:p>
      <text:p text:style-name="P5"><text:tab/>a. Left to right algorithm</text:p>
      <text:p text:style-name="P5"><text:tab/><text:span text:style-name="T5"><draw:frame draw:style-name="fr1" draw:name="Object1" text:anchor-type="as-char" svg:y="-0.2807in" svg:width="4.3146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5"><text:tab/><text:tab/></text:span></text:p>
      <text:p text:style-name="P5"><text:span text:style-name="T5"><text:tab/><text:tab/></text:span><text:span text:style-name="T6">= </text:span><text:span text:style-name="T6"><draw:frame draw:style-name="fr1" draw:name="Object2" text:anchor-type="as-char" svg:y="-0.172in" svg:width="3.3756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6"/></text:p>
      <text:p text:style-name="P11"><text:span text:style-name="T4">Proof:</text:span></text:p>
      <text:p text:style-name="P11"><text:span text:style-name="T4"><text:tab/></text:span><text:span text:style-name="T4"><draw:frame draw:style-name="fr1" draw:name="Object3" text:anchor-type="as-char" svg:y="-0.172in" svg:width="1.439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><text:span text:style-name="T4"/></text:p>
      <text:p text:style-name="P11"><text:span text:style-name="T4"><text:tab/>Therefore, c = 2 and n</text:span><text:span text:style-name="T2">0</text:span><text:span text:style-name="T4"> is all real numbers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><text:tab/></text:span><text:span text:style-name="T7">b. Lawnmover</text:span></text:p>
      <text:p text:style-name="P11"><text:span text:style-name="T7"><text:tab/></text:span><text:span text:style-name="T7"><draw:frame draw:style-name="fr1" draw:name="Object4" text:anchor-type="as-char" svg:y="-0.2807in" svg:width="4.2063in" svg:height="0.4484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pan text:style-name="T7"/></text:p>
      <text:p text:style-name="P11"><text:span text:style-name="T7"><text:tab/><text:tab/>= </text:span><text:span text:style-name="T7"><draw:frame draw:style-name="fr1" draw:name="Object5" text:anchor-type="as-char" svg:y="-0.2807in" svg:width="3.4575in" svg:height="0.4484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text:span text:style-name="T7"/></text:p>
      <text:p text:style-name="P11"><text:span text:style-name="T7"><text:tab/><text:tab/>= </text:span><text:span text:style-name="T7"><draw:frame draw:style-name="fr1" draw:name="Object6" text:anchor-type="as-char" svg:y="-0.2437in" svg:width="4.6028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1"><text:span text:style-name="T7"/></text:p>
      <text:p text:style-name="P11"><text:span text:style-name="T7"><text:tab/>Proof:</text:span></text:p>
      <text:p text:style-name="P11"><text:span text:style-name="T7"><text:tab/><text:tab/></text:span><text:span text:style-name="T7"><draw:frame draw:style-name="fr1" draw:name="Object7" text:anchor-type="as-char" svg:y="-0.2437in" svg:width="3.2689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1"><text:span text:style-name="T7"/></text:p>
      <text:p text:style-name="P11"><text:span text:style-name="T7"><text:tab/><text:tab/>Therefore, c = 9/2 and n</text:span><text:span text:style-name="T3">0</text:span><text:span text:style-name="T7"> =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7:06:36.899266760</meta:creation-date>
    <meta:generator>LibreOffice/5.2.5.1$Linux_X86_64 LibreOffice_project/20m0$Build-1</meta:generator>
    <dc:date>2017-03-26T11:06:19.461223117</dc:date>
    <meta:editing-duration>PT2H30M50S</meta:editing-duration>
    <meta:editing-cycles>65</meta:editing-cycles>
    <meta:document-statistic meta:table-count="0" meta:image-count="0" meta:object-count="7" meta:page-count="2" meta:paragraph-count="45" meta:word-count="247" meta:character-count="1317" meta:non-whitespace-character-count="1042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n>2</mn>
                <mrow>
                  <mi>n</mi>
                  <mo stretchy="false">−</mo>
                  <mn>2</mn>
                </mrow>
              </mrow>
            </munderover>
            <mn>1</mn>
          </mrow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n>2</mn>
                <mrow>
                  <mi>n</mi>
                  <mo stretchy="false">−</mo>
                  <mn>2</mn>
                  <mo stretchy="false">−</mo>
                  <mn>0</mn>
                  <mo stretchy="false">+</mo>
                  <mn>1</mn>
                </mrow>
              </mrow>
            </mrow>
            <mo fence="true" stretchy="false">)</mo>
          </mrow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n>1</mn>
      </mrow>
    </mrow>
    <annotation encoding="StarMath 5.0">T( n ) = sum from { k = 0 } to { n-1 } sum from { i=0 } to { 2n-2 } 1 = sum from { k=0 }  to { n-1 } ( 2n-2-0+1 ) = sum from { k=0 } to { n-1 } ( 2n-1 ) = ( 2n-1 ) sum from { k=0 } to { n-1 } 1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n</mi>
              <mo stretchy="false">−</mo>
              <mn>1</mn>
            </mrow>
          </mrow>
        </mrow>
        <mo fence="true" stretchy="false">)</mo>
      </mrow>
      <mrow>
        <mrow>
          <mo fence="true" stretchy="false">(</mo>
          <mrow>
            <mrow>
              <mi>n</mi>
              <mo stretchy="false">−</mo>
              <mn>1</mn>
              <mo stretchy="false">−</mo>
              <mn>0</mn>
              <mo stretchy="false">+</mo>
              <mn>1</mn>
            </mrow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  <mo stretchy="false">=</mo>
        <mn>2</mn>
      </mrow>
      <mrow>
        <mrow>
          <msup>
            <mi>n</mi>
            <mn>2</mn>
          </msup>
          <mo stretchy="false">−</mo>
          <mn>1</mn>
        </mrow>
        <mo stretchy="false">∈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( 2n-1 )( n-1-0+1 ) = n( 2n-1 )=2n^2-1 in O( n^2 )</annotation>
  </semantics>
</math>
</file>

<file path=Object 3/content.xml><?xml version="1.0" encoding="utf-8"?>
<math xmlns="http://www.w3.org/1998/Math/MathML" display="block">
  <semantics>
    <mrow>
      <mn>2</mn>
      <mrow>
        <mrow>
          <msup>
            <mi>n</mi>
            <mn>2</mn>
          </msup>
          <mo stretchy="false">−</mo>
          <mn>1</mn>
        </mrow>
        <mo stretchy="false">≤</mo>
        <mn>2</mn>
      </mrow>
      <msup>
        <mi>n</mi>
        <mn>2</mn>
      </msup>
      <mo stretchy="false">∀</mo>
      <mrow>
        <mi>n</mi>
        <mo stretchy="false">∈</mo>
        <mi>R</mi>
      </mrow>
    </mrow>
    <annotation encoding="StarMath 5.0">2n^2-1 &lt;= 2n^2 forall n in R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n>2</mn>
                      <mrow>
                        <mi>n</mi>
                        <mo stretchy="false">−</mo>
                        <mn>2</mn>
                      </mrow>
                    </mrow>
                  </munderover>
                  <mn>1</mn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row>
                      <mn>2</mn>
                      <mrow>
                        <mi>n</mi>
                        <mo stretchy="false">−</mo>
                        <mn>2</mn>
                      </mrow>
                    </mrow>
                  </munderover>
                  <mn>1</mn>
                </mrow>
              </mrow>
            </mrow>
            <mo fence="true" stretchy="false">)</mo>
          </mrow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false">[</mo>
            <mrow>
              <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−</mo>
                        <mn>2</mn>
                        <mo stretchy="false">−</mo>
                        <mn>0</mn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>n</mi>
                        <mo stretchy="false">−</mo>
                        <mn>2</mn>
                        <mo stretchy="false">−</mo>
                        <mn>1</mn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T( n ) = sum from { k=0 } to { n/2 } (sum from { i=0} to {2n-2} 1 + sum from { i=1 } to { 2n-2 } 1) = sum from { k=0 } to { n/2 } [ (2n-2-0+1)+(2n-2-1+1) ]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false">(</mo>
            <mrow>
              <mrow>
                <mn>2</mn>
                <mrow>
                  <mi>n</mi>
                  <mo stretchy="false">−</mo>
                  <mn>1</mn>
                  <mo stretchy="false">+</mo>
                  <mn>2</mn>
                </mrow>
                <mrow>
                  <mi>n</mi>
                  <mo stretchy="false">−</mo>
                  <mn>2</mn>
                </mrow>
              </mrow>
            </mrow>
            <mo fence="true" stretchy="false">)</mo>
          </mrow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false">(</mo>
            <mrow>
              <mrow>
                <mn>4</mn>
                <mrow>
                  <mi>n</mi>
                  <mo stretchy="false">−</mo>
                  <mn>3</mn>
                </mrow>
              </mrow>
            </mrow>
            <mo fence="true" stretchy="false">)</mo>
          </mrow>
        </mrow>
        <mo stretchy="false">=</mo>
        <mn>4</mn>
      </mrow>
      <mi>n</mi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n>1</mn>
        </mrow>
        <mo stretchy="false">−</mo>
        <mn>3</mn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/</mo>
            <mn>2</mn>
          </mrow>
        </munderover>
        <mn>1</mn>
      </mrow>
    </mrow>
    <annotation encoding="StarMath 5.0">sum from { k=0 } to { n/2 } ( 2n-1+2n-2 ) = sum from { k=0 } to { n/2 } ( 4n-3 ) = 4n sum from { k=0 } to { n/2 } 1 -3 sum from { k=0 } to { n/2 } 1</annotation>
  </semantics>
</math>
</file>

<file path=Object 6/content.xml><?xml version="1.0" encoding="utf-8"?>
<math xmlns="http://www.w3.org/1998/Math/MathML" display="block">
  <semantics>
    <mrow>
      <mn>4</mn>
      <mi>n</mi>
      <mrow>
        <mrow>
          <mo fence="true" stretchy="false">(</mo>
          <mrow>
            <mrow>
              <mfrac>
                <mi>n</mi>
                <mn>2</mn>
              </mfrac>
              <mo stretchy="false">−</mo>
              <mn>0</mn>
              <mo stretchy="false">+</mo>
              <mn>1</mn>
            </mrow>
          </mrow>
          <mo fence="true" stretchy="false">)</mo>
        </mrow>
        <mo stretchy="false">−</mo>
        <mn>3</mn>
      </mrow>
      <mrow>
        <mrow>
          <mo fence="true" stretchy="false">(</mo>
          <mrow>
            <mrow>
              <mfrac>
                <mi>n</mi>
                <mn>2</mn>
              </mfrac>
              <mo stretchy="false">−</mo>
              <mn>0</mn>
              <mo stretchy="false">+</mo>
              <mn>1</mn>
            </mrow>
          </mrow>
          <mo fence="true" stretchy="false">)</mo>
        </mrow>
        <mo stretchy="false">=</mo>
        <mn>2</mn>
      </mrow>
      <mrow>
        <msup>
          <mi>n</mi>
          <mn>2</mn>
        </msup>
        <mo stretchy="false">+</mo>
        <mn>4</mn>
      </mrow>
      <mrow>
        <mi>n</mi>
        <mo stretchy="false">−</mo>
        <mfrac>
          <mn>3</mn>
          <mn>2</mn>
        </mfrac>
      </mrow>
      <mrow>
        <mrow>
          <mi>n</mi>
          <mo stretchy="false">−</mo>
          <mn>3</mn>
        </mrow>
        <mo stretchy="false">=</mo>
        <mn>2</mn>
      </mrow>
      <mrow>
        <msup>
          <mi>n</mi>
          <mn>2</mn>
        </msup>
        <mo stretchy="false">+</mo>
        <mfrac>
          <mn>5</mn>
          <mn>2</mn>
        </mfrac>
      </mrow>
      <mrow>
        <mrow>
          <mi>n</mi>
          <mo stretchy="false">−</mo>
          <mn>3</mn>
        </mrow>
        <mo stretchy="false">∈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4n ( n over 2 - 0 +1 ) - 3( n over 2 - 0 +1 ) = 2n^2 + 4n - 3 over 2 n - 3 = 2n^2 + 5 over 2 n -3 in O( n^2 )</annotation>
  </semantics>
</math>
</file>

<file path=Object 7/content.xml><?xml version="1.0" encoding="utf-8"?>
<math xmlns="http://www.w3.org/1998/Math/MathML" display="block">
  <semantics>
    <mrow>
      <mn>2</mn>
      <mrow>
        <msup>
          <mi>n</mi>
          <mn>2</mn>
        </msup>
        <mo stretchy="false">+</mo>
        <mfrac>
          <mn>5</mn>
          <mn>2</mn>
        </mfrac>
      </mrow>
      <mrow>
        <mrow>
          <mi>n</mi>
          <mo stretchy="false">−</mo>
          <mn>3</mn>
        </mrow>
        <mo stretchy="false">≤</mo>
        <mn>2</mn>
      </mrow>
      <mrow>
        <msup>
          <mi>n</mi>
          <mn>2</mn>
        </msup>
        <mo stretchy="false">+</mo>
        <mfrac>
          <mn>5</mn>
          <mn>2</mn>
        </mfrac>
      </mrow>
      <mrow>
        <mi>n</mi>
        <mo stretchy="false">≤</mo>
        <mn>2</mn>
      </mrow>
      <mrow>
        <msup>
          <mi>n</mi>
          <mn>2</mn>
        </msup>
        <mo stretchy="false">+</mo>
        <mfrac>
          <mn>5</mn>
          <mn>2</mn>
        </mfrac>
      </mrow>
      <mrow>
        <msup>
          <mi>n</mi>
          <mn>2</mn>
        </msup>
        <mo stretchy="false">≤</mo>
        <mfrac>
          <mn>9</mn>
          <mn>2</mn>
        </mfrac>
      </mrow>
      <msup>
        <mi>n</mi>
        <mn>2</mn>
      </msup>
      <mo stretchy="false">∀</mo>
      <mrow>
        <mi>n</mi>
        <mo stretchy="false">≥</mo>
        <mn>1</mn>
      </mrow>
    </mrow>
    <annotation encoding="StarMath 5.0">2n^2 + 5 over 2 n - 3 &lt;= 2n^2 + 5 over 2n &lt;=2n^2 + 5 over 2 n^2 &lt;= 9 over 2 n^2 forall n&gt;=1</annotation>
  </semantics>
</math>
</file>